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opedServletUtils.removeScopedSessionAttr( String attrName , HttpServlet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copedServletUtils.renameScope( Object oldScopeKey , Object newScopeKey , HttpServletRequest 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copedServletUtils.setScopedSessionAttr( String attrName , Object val ,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ServletUtils.normalizeURI( String 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copedServletUtils.getRelativeURI( HttpServletRequest request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ServletUtils.getScopedRequest( HttpServletRequest realRequest , String overrideURI , ServletContext servletContext , Object scopeKey , boolean seeOuterRequestAttribut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copedServletUtils.getRelativeURI( String contextPath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opedServletUtils.unwrapResponse( ServletResponse respons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copedServletUtils.getScopedRequestAttribute( String attrName , Servlet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copedServletUtils.getScopedName( String baseName , Object scope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ServletUtils.updateScopedResponse( HttpServletResponse realResponse , ScopedRequest scoped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copedServletUtils.getRelativeURI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ServletUtils.getScopedRequest( HttpServletRequest realRequest , String overrideURI , ServletContext servletContext , Object scope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ServletUtils.decodeURI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ServletUtils.filterParamValue( String valu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copedServletUtils.getScopedSessionAttrName( String attrName , HttpServletRequest 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copedServletUtils.unwrapRequest( ServletRequest reque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copedServletUtils.getScopeIdParamValue( 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opedServletUtils.getOuterRequest( HttpServlet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opedServletUtils.getOuterServletRequest( Servlet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opedServletUtils.getScopedSessionAttr( String attrName , HttpServlet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copedServletUtils.getScopedResponse( HttpServletResponse realResponse , ScopedRequest scoped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